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language="da" fo:country="DK" fo:font-style="normal" officeooo:rsid="0033a1fd" officeooo:paragraph-rsid="001e3b08" style:language-asian="zxx" style:country-asian="none" style:font-style-asian="normal" style:language-complex="zxx" style:country-complex="none" style:font-style-complex="normal"/>
    </style:style>
    <style:style style:name="P2" style:family="paragraph" style:parent-style-name="Text_20_body">
      <style:text-properties fo:language="da" fo:country="DK" officeooo:rsid="00031886" officeooo:paragraph-rsid="001e3b08" fo:background-color="transparent" style:language-asian="zxx" style:country-asian="none" style:language-complex="zxx" style:country-complex="none"/>
    </style:style>
    <style:style style:name="P3" style:family="paragraph" style:parent-style-name="Text_20_body">
      <style:text-properties fo:language="da" fo:country="DK" officeooo:rsid="0004e4fa" officeooo:paragraph-rsid="001e3b08" fo:background-color="transparent" style:language-asian="zxx" style:country-asian="none" style:language-complex="zxx" style:country-complex="none"/>
    </style:style>
    <style:style style:name="P4" style:family="paragraph" style:parent-style-name="Text_20_body">
      <style:paragraph-properties fo:text-align="start" style:justify-single-word="false"/>
      <style:text-properties fo:language="da" fo:country="DK" officeooo:rsid="00210a33" officeooo:paragraph-rsid="001e3b08" fo:background-color="transparent" style:language-asian="zxx" style:country-asian="none" style:language-complex="zxx" style:country-complex="none"/>
    </style:style>
    <style:style style:name="P5" style:family="paragraph" style:parent-style-name="Text_20_body" style:list-style-name="L1">
      <style:paragraph-properties fo:text-align="start" style:justify-single-word="false"/>
      <style:text-properties fo:language="da" fo:country="DK" officeooo:rsid="00055650" officeooo:paragraph-rsid="001e3b08" fo:background-color="transparent" style:language-asian="zxx" style:country-asian="none" style:language-complex="zxx" style:country-complex="none"/>
    </style:style>
    <style:style style:name="P6" style:family="paragraph" style:parent-style-name="Text_20_body">
      <style:paragraph-properties fo:text-align="start" style:justify-single-word="false"/>
      <style:text-properties fo:language="da" fo:country="DK" officeooo:rsid="00055650" officeooo:paragraph-rsid="001e3b08" fo:background-color="transparent" style:language-asian="zxx" style:country-asian="none" style:language-complex="zxx" style:country-complex="none"/>
    </style:style>
    <style:style style:name="P7" style:family="paragraph" style:parent-style-name="Text_20_body" style:list-style-name="L1">
      <style:paragraph-properties fo:text-align="start" style:justify-single-word="false"/>
      <style:text-properties fo:language="da" fo:country="DK" officeooo:rsid="003ca12c" officeooo:paragraph-rsid="001e3b08" fo:background-color="transparent" style:language-asian="zxx" style:country-asian="none" style:language-complex="zxx" style:country-complex="none"/>
    </style:style>
    <style:style style:name="P8" style:family="paragraph" style:parent-style-name="Text_20_body">
      <style:paragraph-properties fo:text-align="start" style:justify-single-word="false"/>
      <style:text-properties fo:language="da" fo:country="DK" fo:font-weight="bold" officeooo:rsid="00055650" officeooo:paragraph-rsid="001e3b08" fo:background-color="transparent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Text_20_body">
      <style:paragraph-properties fo:text-align="start" style:justify-single-word="false"/>
      <style:text-properties fo:language="da" fo:country="DK" fo:font-weight="bold" officeooo:rsid="0005f5cb" officeooo:paragraph-rsid="001e3b08" fo:background-color="transparent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Text_20_body" style:list-style-name="L3">
      <style:paragraph-properties fo:text-align="start" style:justify-single-word="false"/>
      <style:text-properties fo:language="da" fo:country="DK" fo:font-weight="normal" officeooo:rsid="00071ce6" officeooo:paragraph-rsid="001e3b08" fo:background-color="transparent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language="da" fo:country="DK" fo:font-weight="normal" officeooo:rsid="00071ce6" officeooo:paragraph-rsid="001e3b08" fo:background-color="transparent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language="da" fo:country="DK" fo:font-weight="normal" officeooo:rsid="0028b176" officeooo:paragraph-rsid="001e3b08" fo:background-color="transparent" style:language-asian="zxx" style:country-asian="none" style:font-weight-asian="normal" style:language-complex="zxx" style:country-complex="none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language="da" fo:country="DK" fo:font-style="italic" fo:font-weight="normal" officeooo:rsid="00071ce6" officeooo:paragraph-rsid="001e3b08" fo:background-color="transparent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language="da" fo:country="DK" officeooo:rsid="0028b176" officeooo:paragraph-rsid="001e3b08" style:language-asian="zxx" style:country-asian="none" style:language-complex="zxx" style:country-complex="none"/>
    </style:style>
    <style:style style:name="P15" style:family="paragraph" style:parent-style-name="Text_20_body">
      <style:paragraph-properties fo:text-align="start" style:justify-single-word="false"/>
      <style:text-properties fo:language="da" fo:country="DK" officeooo:rsid="00086d3e" officeooo:paragraph-rsid="001e3b08" style:language-asian="zxx" style:country-asian="none" style:language-complex="zxx" style:country-complex="none"/>
    </style:style>
    <style:style style:name="P16" style:family="paragraph" style:parent-style-name="Text_20_body">
      <style:paragraph-properties fo:text-align="start" style:justify-single-word="false"/>
      <style:text-properties fo:language="da" fo:country="DK" officeooo:rsid="00299314" officeooo:paragraph-rsid="001e3b08" style:language-asian="zxx" style:country-asian="none" style:language-complex="zxx" style:country-complex="none"/>
    </style:style>
    <style:style style:name="P17" style:family="paragraph" style:parent-style-name="Text_20_body">
      <style:paragraph-properties fo:text-align="start" style:justify-single-word="false"/>
      <style:text-properties fo:language="da" fo:country="DK" officeooo:rsid="00299314" officeooo:paragraph-rsid="002725fd" style:language-asian="zxx" style:country-asian="none" style:language-complex="zxx" style:country-complex="none"/>
    </style:style>
    <style:style style:name="P18" style:family="paragraph" style:parent-style-name="Text_20_body">
      <style:paragraph-properties fo:text-align="start" style:justify-single-word="false"/>
      <style:text-properties fo:language="da" fo:country="DK" officeooo:rsid="002ede41" officeooo:paragraph-rsid="001e3b08" style:language-asian="zxx" style:country-asian="none" style:language-complex="zxx" style:country-complex="none"/>
    </style:style>
    <style:style style:name="P19" style:family="paragraph" style:parent-style-name="Text_20_body">
      <style:paragraph-properties fo:text-align="start" style:justify-single-word="false"/>
      <style:text-properties fo:language="da" fo:country="DK" officeooo:rsid="00092834" officeooo:paragraph-rsid="001e3b08" style:language-asian="zxx" style:country-asian="none" style:language-complex="zxx" style:country-complex="none"/>
    </style:style>
    <style:style style:name="P20" style:family="paragraph" style:parent-style-name="Text_20_body">
      <style:paragraph-properties fo:text-align="start" style:justify-single-word="false"/>
      <style:text-properties fo:language="da" fo:country="DK" officeooo:rsid="0039dc49" officeooo:paragraph-rsid="001e3b08" style:language-asian="zxx" style:country-asian="none" style:language-complex="zxx" style:country-complex="none"/>
    </style:style>
    <style:style style:name="P21" style:family="paragraph" style:parent-style-name="Subtitle">
      <style:paragraph-properties fo:text-align="start" style:justify-single-word="false"/>
      <style:text-properties fo:language="da" fo:country="DK" officeooo:rsid="00031886" officeooo:paragraph-rsid="001e3b08" fo:background-color="transparent" style:language-asian="zxx" style:country-asian="none" style:language-complex="zxx" style:country-complex="none"/>
    </style:style>
    <style:style style:name="P22" style:family="paragraph" style:parent-style-name="Subtitle">
      <style:paragraph-properties fo:text-align="start" style:justify-single-word="false"/>
      <style:text-properties fo:language="da" fo:country="DK" officeooo:rsid="00055650" officeooo:paragraph-rsid="001e3b08" fo:background-color="transparent" style:language-asian="zxx" style:country-asian="none" style:language-complex="zxx" style:country-complex="none"/>
    </style:style>
    <style:style style:name="P23" style:family="paragraph" style:parent-style-name="Subtitle">
      <style:paragraph-properties fo:text-align="start" style:justify-single-word="false"/>
      <style:text-properties fo:language="da" fo:country="DK" fo:font-weight="normal" officeooo:rsid="00071ce6" officeooo:paragraph-rsid="001e3b08" fo:background-color="transparent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Subtitle">
      <style:paragraph-properties fo:text-align="start" style:justify-single-word="false"/>
      <style:text-properties fo:language="da" fo:country="DK" officeooo:rsid="00071ce6" officeooo:paragraph-rsid="001e3b08" style:language-asian="zxx" style:country-asian="none" style:language-complex="zxx" style:country-complex="none"/>
    </style:style>
    <style:style style:name="P25" style:family="paragraph" style:parent-style-name="Subtitle">
      <style:paragraph-properties fo:text-align="start" style:justify-single-word="false"/>
      <style:text-properties fo:language="da" fo:country="DK" officeooo:rsid="00086d3e" officeooo:paragraph-rsid="001e3b08" style:language-asian="zxx" style:country-asian="none" style:language-complex="zxx" style:country-complex="none"/>
    </style:style>
    <style:style style:name="P26" style:family="paragraph" style:parent-style-name="Subtitle">
      <style:paragraph-properties fo:text-align="start" style:justify-single-word="false"/>
      <style:text-properties fo:language="da" fo:country="DK" officeooo:rsid="001d502e" officeooo:paragraph-rsid="001e3b08" style:language-asian="zxx" style:country-asian="none" style:language-complex="zxx" style:country-complex="none"/>
    </style:style>
    <style:style style:name="P27" style:family="paragraph" style:parent-style-name="Title" style:master-page-name="Standard">
      <style:paragraph-properties style:page-number="auto"/>
      <style:text-properties fo:language="da" fo:country="DK" officeooo:rsid="00031886" officeooo:paragraph-rsid="001e3b08" fo:background-color="transparent" style:language-asian="zxx" style:country-asian="none" style:language-complex="zxx" style:country-complex="none"/>
    </style:style>
    <style:style style:name="T1" style:family="text">
      <style:text-properties officeooo:rsid="001fa8a0"/>
    </style:style>
    <style:style style:name="T2" style:family="text">
      <style:text-properties officeooo:rsid="003ca12c"/>
    </style:style>
    <style:style style:name="T3" style:family="text">
      <style:text-properties officeooo:rsid="00299314"/>
    </style:style>
    <style:style style:name="T4" style:family="text">
      <style:text-properties officeooo:rsid="0028b594"/>
    </style:style>
    <style:style style:name="T5" style:family="text">
      <style:text-properties officeooo:rsid="00086d3e"/>
    </style:style>
    <style:style style:name="T6" style:family="text">
      <style:text-properties officeooo:rsid="0028b176"/>
    </style:style>
    <style:style style:name="T7" style:family="text">
      <style:text-properties officeooo:rsid="002e998c"/>
    </style:style>
    <style:style style:name="T8" style:family="text">
      <style:text-properties officeooo:rsid="0031807b"/>
    </style:style>
    <style:style style:name="T9" style:family="text">
      <style:text-properties officeooo:rsid="003047f3"/>
    </style:style>
    <style:style style:name="T10" style:family="text">
      <style:text-properties officeooo:rsid="00384626"/>
    </style:style>
    <style:style style:name="T11" style:family="text">
      <style:text-properties officeooo:rsid="001e3b08"/>
    </style:style>
    <style:style style:name="T12" style:family="text">
      <style:text-properties officeooo:rsid="00200f03"/>
    </style:style>
    <style:style style:name="T13" style:family="text">
      <style:text-properties officeooo:rsid="0021bbbd"/>
    </style:style>
    <style:style style:name="T14" style:family="text">
      <style:text-properties officeooo:rsid="0023aafb"/>
    </style:style>
    <style:style style:name="T15" style:family="text">
      <style:text-properties officeooo:rsid="00260ab1"/>
    </style:style>
    <style:style style:name="T16" style:family="text">
      <style:text-properties officeooo:rsid="002725fd"/>
    </style:style>
    <style:style style:name="T17" style:family="text">
      <style:text-properties officeooo:rsid="0028905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Use Case <text:span text:style-name="T11">9</text:span> – <text:span text:style-name="T1">Tilføj/fjern/ændre bus</text:span></text:p>
      <text:p text:style-name="P2"/>
      <text:p text:style-name="P21">Mål</text:p>
      <text:p text:style-name="P3">Målet med denne Use Case er at kunne tilføje, <text:s/>fjerne <text:span text:style-name="T17">eller ændre</text:span> en bus <text:span text:style-name="T12">til systemet.</text:span></text:p>
      <text:p text:style-name="P2"/>
      <text:p text:style-name="P22">Initiering</text:p>
      <text:p text:style-name="P4"><text:span text:style-name="T2">Administratoren</text:span> tilkendegiver over for online-systemet at han ønsker at tilføje <text:span text:style-name="T3">eller fjerne</text:span> en bus.</text:p>
      <text:p text:style-name="P6"/>
      <text:p text:style-name="P22">Aktører og interessenter</text:p>
      <text:p text:style-name="P8">Primære aktører</text:p>
      <text:list xml:id="list2400635260387591060" text:style-name="L1">
        <text:list-item>
          <text:p text:style-name="P7">Administratoren</text:p>
          <text:p text:style-name="P5"/>
        </text:list-item>
      </text:list>
      <text:p text:style-name="P9">Sekundærere aktører</text:p>
      <text:list xml:id="list6077422205332007634" text:style-name="L3">
        <text:list-item>
          <text:p text:style-name="P10">Database</text:p>
          <text:p text:style-name="P10"/>
        </text:list-item>
      </text:list>
      <text:p text:style-name="P23">Antal samtidige forekomster</text:p>
      <text:p text:style-name="P11">En samtidig forekomst.</text:p>
      <text:p text:style-name="P11"/>
      <text:p text:style-name="P23">Ikke funktionelle krav.</text:p>
      <text:p text:style-name="P13">KOMMER SENERE</text:p>
      <text:p text:style-name="P11"/>
      <text:p text:style-name="P23">Startbetingelser</text:p>
      <text:p text:style-name="P12">Brugeren skal have startet online-systemet op, og logget ind som admin.</text:p>
      <text:p text:style-name="P24">Slutresultat ved succes:</text:p>
      <text:p text:style-name="P14"><text:span text:style-name="T2">Administratoren</text:span> har tilføjet <text:span text:style-name="T3">eller fjernet</text:span> en bus <text:span text:style-name="T13">i systemet</text:span>, <text:span text:style-name="T4">samt</text:span> <text:span text:style-name="T3">ændringerne</text:span> er blevet gemt på databasen</text:p>
      <text:p text:style-name="P24">Slutresultat ved <text:span text:style-name="T5">undtagelser</text:span>:</text:p>
      <text:p text:style-name="P15"><text:span text:style-name="T2">Administratoren</text:span> vil blive præsenteret for en <text:span text:style-name="T2">fejlmeddelelse</text:span>, hvori <text:span text:style-name="T14">han</text:span> f<text:span text:style-name="T14">å</text:span>r besked på, at der ikke kunne skabes forbindelse til <text:span text:style-name="T6">databasen</text:span>. </text:p>
      <text:p text:style-name="P25"><text:soft-page-break/>Normalforløb:</text:p>
      <text:p text:style-name="P15">Normalforløb A: <text:span text:style-name="T3">Bus bliver tilføjet til systemet</text:span></text:p>
      <text:p text:style-name="P17">1. <text:span text:style-name="T2">Administratoren</text:span> <text:span text:style-name="T15">indtaster indformation om den bus, der ønskes tilføjet til systemet.</text:span></text:p>
      <text:p text:style-name="P17"><text:span text:style-name="T16">2. <text:s text:c="2"/>Administratoren tilkendegiver over for systemet at han ønsker at gemme bussen i systemet.</text:span></text:p>
      <text:p text:style-name="P18"/>
      <text:p text:style-name="P15">Normalforløb <text:span text:style-name="T9">B</text:span>: <text:span text:style-name="T3">Bus bliver fjernet fra rute</text:span></text:p>
      <text:p text:style-name="P16">1. <text:span text:style-name="T2">Administratoren</text:span> vælger en <text:span text:style-name="T7">busrute, fra liste af ruter, der findes i systemet.</text:span></text:p>
      <text:p text:style-name="P16">2. <text:span text:style-name="T2">Administratoren vælger en bus fra listen af busser, der findes i systemet.</text:span></text:p>
      <text:p text:style-name="P18">3. <text:span text:style-name="T2">Administratoren</text:span> tilkendegiver over for systemet at han ønsker at <text:span text:style-name="T8">fjerne</text:span> den <text:span text:style-name="T8">valgte</text:span> bus, til den <text:span text:style-name="T8">valgte</text:span> busrute.</text:p>
      <text:p text:style-name="P18">5. Systemet gemmer ændringerne på databasen.</text:p>
      <text:p text:style-name="P19"/>
      <text:p text:style-name="P26">Undtagelser</text:p>
      <text:p text:style-name="P19">Undtagelse 1: <text:span text:style-name="T10">der mistes forbindelse til databasen.</text:span></text:p>
      <text:p text:style-name="P20"><text:span text:style-name="T10">1. </text:span>Der bliver vist en fejlmeddelelse om at der ikke kunne oprettes forbindelse til databasen, og derfor kunne ændringen ikke blive gemt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26S</meta:editing-duration>
    <meta:editing-cycles>11</meta:editing-cycles>
    <meta:generator>LibreOffice/4.1.1.2$Windows_x86 LibreOffice_project/7e4286b58adc75a14f6d83f53a03b6c11fa2903</meta:generator>
    <dc:date>2013-09-11T10:05:01.091000000</dc:date>
    <meta:document-statistic meta:table-count="0" meta:image-count="0" meta:object-count="0" meta:page-count="2" meta:paragraph-count="34" meta:word-count="236" meta:character-count="1586" meta:non-whitespace-character-count="1381"/>
    <meta:user-defined meta:name="Info 1"/>
    <meta:user-defined meta:name="Info 2"/>
    <meta:user-defined meta:name="Info 3"/>
    <meta:user-defined meta:name="Info 4"/>
  </office:meta>
</office:document-meta>
</file>